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Unicode MS1" svg:font-family="'Arial Unicode MS'" style:font-family-generic="swiss"/>
    <style:font-face style:name="Arial Unicode MS" svg:font-family="'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2"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937cm"/>
    </style:style>
    <style:style style:name="gr2" style:family="graphic">
      <style:graphic-properties style:protect="size"/>
    </style:style>
    <style:style style:name="pr1" style:family="presentation" style:parent-style-name="Default-notes">
      <style:graphic-properties draw:fill-color="#ffffff" fo:min-height="13.364cm"/>
    </style:style>
    <style:style style:name="P1" style:family="paragraph">
      <style:text-properties fo:font-size="20pt" style:font-size-asian="20pt" style:font-size-complex="20pt"/>
    </style:style>
    <style:style style:name="P2" style:family="paragraph">
      <loext:graphic-properties draw:fill="none" draw:fill-color="#ffffff"/>
      <style:text-properties fo:font-size="20pt" style:font-size-asian="20pt" style:font-size-complex="20pt"/>
    </style:style>
    <style:style style:name="P3" style:family="paragraph">
      <loext:graphic-properties draw:fill-color="#ffffff"/>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8cm" svg:height="18.187cm" svg:x="1.4cm" svg:y="1.2cm">
          <draw:text-box>
            <text:p text:style-name="P1"><text:span text:style-name="T1">Thank you.</text:span></text:p>
            <text:p text:style-name="P1"><text:span text:style-name="T1"/></text:p>
            <text:p text:style-name="P1"><text:span text:style-name="T1">So, what I would like to present to you today is an overview of some recent results related to the modelling of CCPs. This is an extension of recent joint work with Leif Andersen who I would like to thank. Additionally, although the technical basis differs, the later results on economic capital continue very much in the same spirit of earlier joint work with Alex Lipton and Russell Barker who initiated the CCP modelling effort at Bank of America and without whom this presentation would not exist.</text:span></text:p>
            <text:p text:style-name="P1"><text:span text:style-name="T1"/></text:p>
            <text:p text:style-name="P1"><text:span text:style-name="T1">To begin with, let’s consider the question Why? Why consider central clearing?</text:span></text:p>
            <text:p text:style-name="P1"><text:span text:style-name="T1">Although it may not be widely appreciated, in the last few years there has been a secular shift in the foundations of derivative markets and their clearing which has led to transformational changes to the nature of credit and liquidity risks. As such, it is critical that broker-dealers understand and can manage these risks and associated costs.</text:span></text:p>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Unicode MS1" svg:font-family="'Arial Unicode MS'" style:font-family-generic="swiss"/>
    <style:font-face style:name="Arial Unicode MS" svg:font-family="'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2"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Arial Unicode MS" style:font-family-asian="'Arial Unicode MS'" style:font-pitch-asian="variable" style:font-size-asian="12pt" style:language-asian="hi" style:country-asian="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Arial Unicode MS1" style:font-family-asian="'Arial Unicode MS'" style:font-family-generic-asian="swiss"/>
    </style:style>
    <style:style style:name="Caption" style:family="graphic">
      <style:paragraph-properties fo:margin-top="0.374cm" fo:margin-bottom="0.374cm" style:text-autospace="none"/>
      <style:text-properties fo:font-style="italic" style:font-name-asian="Arial Unicode MS1" style:font-family-asian="'Arial Unicode M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 Unicode MS1" style:font-family-asian="'Arial Unicode M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5-28T08:02:51.553000000</meta:creation-date>
    <meta:print-date>2021-05-28T08:04:15.327000000</meta:print-date>
    <dc:date>2021-05-28T08:15:45.511000000</dc:date>
    <meta:editing-duration>PT2M56S</meta:editing-duration>
    <meta:editing-cycles>3</meta:editing-cycles>
    <meta:generator>LibreOffice/5.3.3.2$Windows_x86 LibreOffice_project/3d9a8b4b4e538a85e0782bd6c2d430bafe583448</meta:generator>
    <meta:document-statistic meta:object-count="24"/>
  </office:meta>
</office:document-meta>
</file>